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bold" style:font-weight-asian="bold" style:font-weight-complex="bold"/>
    </style:style>
    <style:style style:name="ce8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3"/>
        <table:table-column table:style-name="co1" table:number-columns-repeated="2" table:default-cell-style-name="Default"/>
        <table:table-column table:style-name="co1" table:number-columns-repeated="6" table:default-cell-style-name="ce3"/>
        <table:table-column table:style-name="co1" table:number-columns-repeated="24" table:default-cell-style-name="Default"/>
        <table:table-row table:style-name="ro1">
          <table:table-cell/>
          <table:table-cell table:style-name="ce6" office:value-type="string" calcext:value-type="string" table:number-columns-spanned="6" table:number-rows-spanned="1">
            <text:p>es-globals</text:p>
          </table:table-cell>
          <table:covered-table-cell table:number-columns-repeated="5"/>
          <table:table-cell/>
          <table:table-cell table:style-name="ce3"/>
          <table:table-cell table:style-name="ce6" office:value-type="string" calcext:value-type="string" table:number-columns-spanned="6" table:number-rows-spanned="1">
            <text:p>module-locals</text:p>
          </table:table-cell>
          <table:covered-table-cell table:number-columns-repeated="5"/>
          <table:table-cell/>
          <table:table-cell table:style-name="ce3"/>
          <table:table-cell table:style-name="ce6" office:value-type="string" calcext:value-type="string" table:number-columns-spanned="6" table:number-rows-spanned="1">
            <text:p>module-returns</text:p>
          </table:table-cell>
          <table:covered-table-cell table:number-columns-repeated="5" table:style-name="ce3"/>
          <table:table-cell/>
          <table:table-cell table:style-name="ce3"/>
          <table:table-cell table:style-name="ce6" office:value-type="string" calcext:value-type="string" table:number-columns-spanned="6" table:number-rows-spanned="1">
            <text:p>node-globals</text:p>
          </table:table-cell>
          <table:covered-table-cell table:number-columns-repeated="5" table:style-name="ce3"/>
          <table:table-cell/>
          <table:table-cell table:style-name="ce3"/>
          <table:table-cell table:style-name="ce6" office:value-type="string" calcext:value-type="string" table:number-columns-spanned="6" table:number-rows-spanned="1">
            <text:p>User-globals</text:p>
          </table:table-cell>
          <table:covered-table-cell table:number-columns-repeated="5" table:style-name="ce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algebra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lgebra: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lgebra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lgebra: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lgebra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.chunk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.chunk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.chunk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.chunk: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.chunk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-first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first: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first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first: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first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-last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last: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last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last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last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-rang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range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range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range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range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-diff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-diff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-diff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-diff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-diff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-flatten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-flatten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-flatten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-flatten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5" calcext:value-type="float">
            <text:p>96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-flatten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at-stream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oncat-stream: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oncat-stream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oncat-stream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00673" calcext:value-type="float">
            <text:p>0.00673</text:p>
          </table:table-cell>
          <table:table-cell/>
          <table:table-cell table:style-name="ce3" office:value-type="string" calcext:value-type="string">
            <text:p>concat-stream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-bind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deep-bind: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deep-bind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deep-bind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deep-bind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-siz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ile-size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8571" calcext:value-type="float">
            <text:p>0.28571</text:p>
          </table:table-cell>
          <table:table-cell/>
          <table:table-cell table:style-name="ce3" office:value-type="string" calcext:value-type="string">
            <text:p>file-size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ile-size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" calcext:value-type="float">
            <text:p>2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ile-size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s-promis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s-promise: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444" calcext:value-type="float">
            <text:p>444</text:p>
          </table:table-cell>
          <table:table-cell office:value-type="float" office:value="166" calcext:value-type="float">
            <text:p>166</text:p>
          </table:table-cell>
          <table:table-cell office:value-type="float" office:value="23.71429" calcext:value-type="float">
            <text:p>23.71429</text:p>
          </table:table-cell>
          <table:table-cell/>
          <table:table-cell table:style-name="ce3" office:value-type="string" calcext:value-type="string">
            <text:p>fs-promise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s-promise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s-promise: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33333" calcext:value-type="float">
            <text:p>0.33333</text:p>
          </table:table-cell>
        </table:table-row>
        <table:table-row table:style-name="ro1">
          <table:table-cell office:value-type="string" calcext:value-type="string">
            <text:p>get-valu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get-value: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get-value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get-value: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7" calcext:value-type="float">
            <text:p>10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get-value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-array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group-array: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group-array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group-array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0" calcext:value-type="float">
            <text:p>187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group-array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-key-deep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as-key-deep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as-key-deep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as-key-deep: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as-key-deep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-valu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as-value: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as-value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as-value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" calcext:value-type="float">
            <text:p>13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as-value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e: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71429" calcext:value-type="float">
            <text:p>0.71429</text:p>
          </table:table-cell>
          <table:table-cell/>
          <table:table-cell table:style-name="ce3" office:value-type="string" calcext:value-type="string">
            <text:p>he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e: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" calcext:value-type="float">
            <text:p>29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e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entity-function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dentity-function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dentity-function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dentity-function: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dentity-function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-array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-array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-array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-array: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-array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empty-object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empty-object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empty-object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empty-object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empty-object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generator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generator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generator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generator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101" calcext:value-type="float">
            <text:p>0.0101</text:p>
          </table:table-cell>
          <table:table-cell/>
          <table:table-cell table:style-name="ce3" office:value-type="string" calcext:value-type="string">
            <text:p>is-generator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number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number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number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number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" calcext:value-type="float">
            <text:p>1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number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promis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promise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promise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promise: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promise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sorted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sorted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sorted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sorted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sorted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ft-pad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left-pad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left-pad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left-pad: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left-pad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ng-deep-keys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issing-deep-keys: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issing-deep-keys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issing-deep-keys: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issing-deep-keys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ng-deep-keys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issing-deep-keys: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issing-deep-keys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issing-deep-keys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101" calcext:value-type="float">
            <text:p>0.0101</text:p>
          </table:table-cell>
          <table:table-cell/>
          <table:table-cell table:style-name="ce3" office:value-type="string" calcext:value-type="string">
            <text:p>missing-deep-keys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array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darray: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darray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darray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" calcext:value-type="float">
            <text:p>10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darray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du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du: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du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du: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du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" calcext:value-type="float">
            <text:p>45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" calcext:value-type="float">
            <text:p>14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" calcext:value-type="float">
            <text:p>4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5" calcext:value-type="float">
            <text:p>24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" calcext:value-type="float">
            <text:p>23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" calcext:value-type="float">
            <text:p>16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" calcext:value-type="float">
            <text:p>28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" calcext:value-type="float">
            <text:p>27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2" calcext:value-type="float">
            <text:p>275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" calcext:value-type="float">
            <text:p>36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slug: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slug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slug: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8571" calcext:value-type="float">
            <text:p>0.28571</text:p>
          </table:table-cell>
          <table:table-cell/>
          <table:table-cell table:style-name="ce3" office:value-type="string" calcext:value-type="string">
            <text:p>node-slug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stream-spigot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slug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stream-spigot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stream-spigot: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stream-spigot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rmalize-pkg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684" calcext:value-type="float">
            <text:p>0.01684</text:p>
          </table:table-cell>
          <table:table-cell/>
          <table:table-cell table:style-name="ce3" office:value-type="string" calcext:value-type="string">
            <text:p>node-stream-spigot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ize-pkg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rmalize-pkg: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normalize-pkg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t-defined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rmalize-pkg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-defined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t-defined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t-defined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once: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t-defined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c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once: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once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d-left: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once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-left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d-left: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d-left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d-left-simple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d-left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-left-simpl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d-left-simple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d-left-simple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rse-next-json-value:</text:p>
          </table:table-cell>
          <table:table-cell table:style-name="ce3" office:value-type="float" office:value="320" calcext:value-type="float">
            <text:p>32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d-left-simple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se-next-json-valu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rse-next-json-value: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rse-next-json-value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eriods: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rse-next-json-value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iods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eriods: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periods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roperty-validator: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eriods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perty-validator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roperty-validator: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roperty-validator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roperty-validator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trim: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trim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trim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trim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chema-inspector: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trim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ma-inspector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chema-inspector: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chema-inspector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et-value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.23569" calcext:value-type="float">
            <text:p>0.23569</text:p>
          </table:table-cell>
          <table:table-cell/>
          <table:table-cell table:style-name="ce3" office:value-type="string" calcext:value-type="string">
            <text:p>schema-inspector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-valu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et-value: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et-value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tatic-props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et-value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-props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tatic-props: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tatic-props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yncthrough:</text:p>
          </table:table-cell>
          <table:table-cell table:style-name="ce3" office:value-type="float" office:value="322" calcext:value-type="float">
            <text:p>32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00621" calcext:value-type="float">
            <text:p>0.00621</text:p>
          </table:table-cell>
          <table:table-cell/>
          <table:table-cell table:style-name="ce3" office:value-type="string" calcext:value-type="string">
            <text:p>static-props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ncthrough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yncthrough: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yncthrough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hrough2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00621" calcext:value-type="float">
            <text:p>0.00621</text:p>
          </table:table-cell>
          <table:table-cell/>
          <table:table-cell table:style-name="ce3" office:value-type="string" calcext:value-type="string">
            <text:p>syncthrough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ough2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hrough2: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hrough2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hrough2-map: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hrough2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ough2-map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hrough2-map: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hrough2-map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ime-stamp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" calcext:value-type="float">
            <text:p>16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hrough2-map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stamp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ime-stamp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ime-stamp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unordered-array-remove: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ime-stamp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ordered-array-remov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unordered-array-remove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unordered-array-remove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zipmap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unordered-array-remove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pmap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zipmap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zipmap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9"/>
          <table:table-cell table:style-name="ce3" office:value-type="string" calcext:value-type="string">
            <text:p>zipmap: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 table:number-columns-repeated="6"/>
          <table:table-cell table:number-columns-repeated="24"/>
        </table:table-row>
        <table:table-row table:style-name="ro1">
          <table:table-cell table:style-name="ce7" office:value-type="string" calcext:value-type="string" table:number-columns-spanned="7" table:number-rows-spanned="1">
            <text:p>with </text:p>
          </table:table-cell>
          <table:covered-table-cell table:style-name="ce6"/>
          <table:covered-table-cell table:number-columns-repeated="5"/>
          <table:table-cell table:number-columns-repeated="2"/>
          <table:table-cell table:style-name="ce7" office:value-type="string" calcext:value-type="string" table:number-columns-spanned="7" table:number-rows-spanned="1">
            <text:p>all</text:p>
          </table:table-cell>
          <table:covered-table-cell table:style-name="ce6"/>
          <table:covered-table-cell table:number-columns-repeated="4"/>
          <table:covered-table-cell table:style-name="ce3"/>
          <table:table-cell table:number-columns-repeated="2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number-columns-repeated="2"/>
          <table:table-cell table:style-name="ce2" office:value-type="string" calcext:value-type="string">
            <text:p>Diff</text:p>
          </table:table-cell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number-columns-repeated="2"/>
          <table:table-cell table:style-name="ce2" office:value-type="string" calcext:value-type="string">
            <text:p>Diff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lgebra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gebra:</text:p>
          </table:table-cell>
          <table:table-cell office:value-type="float" office:value="306" calcext:value-type="float">
            <text:p>30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rray.chunk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rray.chunk: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rray-first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rray-first:</text:p>
          </table:table-cell>
          <table:table-cell office:value-type="float" office:value="306" calcext:value-type="float">
            <text:p>30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rray-last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rray-last:</text:p>
          </table:table-cell>
          <table:table-cell office:value-type="float" office:value="306" calcext:value-type="float">
            <text:p>3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rray-rang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rray-range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rr-diff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rr-diff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rr-flatten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rr-flatten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cat-stream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ncat-stream:</text:p>
          </table:table-cell>
          <table:table-cell office:value-type="float" office:value="306" calcext:value-type="float">
            <text:p>30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0,0849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eep-bind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ep-bind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ile-siz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ile-size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0,0065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s-promis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s-promise:</text:p>
          </table:table-cell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table:style-name="ce3" office:value-type="string" calcext:value-type="string">
            <text:p>0,5490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et-valu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et-value:</text:p>
          </table:table-cell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roup-array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roup-array:</text:p>
          </table:table-cell>
          <table:table-cell office:value-type="float" office:value="306" calcext:value-type="float">
            <text:p>30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s-key-deep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as-key-deep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s-valu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as-value:</text:p>
          </table:table-cell>
          <table:table-cell office:value-type="float" office:value="306" calcext:value-type="float">
            <text:p>3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e:</text:p>
          </table:table-cell>
          <table:table-cell office:value-type="float" office:value="307" calcext:value-type="float">
            <text:p>30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0,022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dentity-function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dentity-function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-array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-array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s-empty-object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s-empty-object:</text:p>
          </table:table-cell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s-generator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s-generator: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0,009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s-number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s-number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s-promis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s-promise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s-sorted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s-sorted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eft-pad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eft-pad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issing-deep-keys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ssing-deep-keys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issing-deep-keys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ssing-deep-keys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0,009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darray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darray:</text:p>
          </table:table-cell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du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du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slug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slug:</text:p>
          </table:table-cell>
          <table:table-cell office:value-type="float" office:value="307" calcext:value-type="float">
            <text:p>3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0,0065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stream-spigot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stream-spigot:</text:p>
          </table:table-cell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rmalize-pkg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rmalize-pkg: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0,062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t-defined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t-defined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nc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nce:</text:p>
          </table:table-cell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ad-left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d-left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ad-left-simpl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d-left-simple: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arse-next-json-valu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se-next-json-value:</text:p>
          </table:table-cell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eriods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eriods: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table:style-name="ce3" office:value-type="string" calcext:value-type="string">
            <text:p>0,0457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operty-validator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perty-validator:</text:p>
          </table:table-cell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imraf:</text:p>
          </table:table-cell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imraf:</text:p>
          </table:table-cell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imraf:</text:p>
          </table:table-cell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trim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trim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hema-inspector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chema-inspector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et-valu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-value:</text:p>
          </table:table-cell>
          <table:table-cell office:value-type="float" office:value="306" calcext:value-type="float">
            <text:p>30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table:style-name="ce3" office:value-type="string" calcext:value-type="string">
            <text:p>0,2287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tatic-props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atic-props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0,0065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yncthrough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yncthrough:</text:p>
          </table:table-cell>
          <table:table-cell office:value-type="float" office:value="331" calcext:value-type="float">
            <text:p>3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0,0060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rough2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ugh2:</text:p>
          </table:table-cell>
          <table:table-cell office:value-type="float" office:value="331" calcext:value-type="float">
            <text:p>33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0,0060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rough2-map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ugh2-map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ime-stamp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ime-stamp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nordered-array-remov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nordered-array-remove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zipmap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ipmap:</text:p>
          </table:table-cell>
          <table:table-cell office:value-type="float" office:value="306" calcext:value-type="float">
            <text:p>30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0,01961</text:p>
          </table:table-cell>
          <table:table-cell table:number-columns-repeated="23"/>
        </table:table-row>
        <table:table-row table:style-name="ro1">
          <table:table-cell table:style-name="Default"/>
          <table:table-cell table:style-name="ce8" table:number-columns-repeated="6"/>
          <table:table-cell table:number-columns-repeated="2"/>
          <table:table-cell table:style-name="Default" table:number-columns-repeated="6"/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9:47:32.534694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20:56:50.226997667</meta:creation-date>
    <dc:date>2020-05-03T19:48:40.901497557</dc:date>
    <meta:editing-duration>PT1H19M4S</meta:editing-duration>
    <meta:editing-cycles>9</meta:editing-cycles>
    <meta:generator>LibreOffice/6.3.5.2$Linux_X86_64 LibreOffice_project/30$Build-2</meta:generator>
    <meta:document-statistic meta:table-count="1" meta:cell-count="3941" meta:object-count="0"/>
  </office:meta>
</office:document-meta>
</file>